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263cm" fo:break-before="auto" style:use-optimal-row-height="true"/>
    </style:style>
    <style:style style:name="ro5" style:family="table-row">
      <style:table-row-properties style:row-height="2.08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7.791cm" fo:break-before="auto" style:use-optimal-row-height="true"/>
    </style:style>
    <style:style style:name="ro9" style:family="table-row">
      <style:table-row-properties style:row-height="1.711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0.815cm" fo:break-before="auto" style:use-optimal-row-height="true"/>
    </style:style>
    <style:style style:name="ro15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 fo:border="0.002cm solid #000000"/>
    </style:style>
    <style:style style:name="ce1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border="0.002cm solid #000000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02cm solid #000000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  <style:style style:name="ce26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9"/>
        <table:table-column table:style-name="co4" table:default-cell-style-name="Default"/>
        <table:table-column table:style-name="co5" table:default-cell-style-name="ce8"/>
        <table:table-column table:style-name="co5" table:number-columns-repeated="3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1" table:number-columns-repeated="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1-31_11-51-58_000.jpg</text:p>
          </table:table-cell>
          <table:table-cell table:style-name="ce16" office:value-type="string">
            <text:p>:m 食べた物</text:p>
          </table:table-cell>
          <table:table-cell table:style-name="ce8"/>
          <table:table-cell/>
          <table:table-cell table:style-name="ce2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8"/>
          <table:table-cell table:style-name="ce2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1-31_15-13-08_000.jpg</text:p>
          </table:table-cell>
          <table:table-cell table:style-name="ce17" office:value-type="string">
            <text:p>:m 1-2*6 RES / 245 / 『相対性理論』　メラー　永田恒夫、伊藤大介、訳 / p.115</text:p>
          </table:table-cell>
          <table:table-cell table:style-name="ce24"/>
          <table:table-cell/>
          <table:table-cell table:style-name="ce25" table:formula="of:=IF([.E3]=&quot;&quot;;[.C3];CONCATENATE([.C3];&quot; / &quot;;[.E3]))" office:value-type="string" office:string-value=":m 1-2*6 RES / 245 / 『相対性理論』　メラー　永田恒夫、伊藤大介、訳 / p.115">
            <text:p>:m 1-2*6 RES / 245 / 『相対性理論』　メラー　永田恒夫、伊藤大介、訳 / p.115</text:p>
          </table:table-cell>
          <table:table-cell table:style-name="ce8"/>
          <table:table-cell table:style-name="ce21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7" office:value-type="string">
            <text:p>2019-01-31_15-14-05_000.jpg</text:p>
          </table:table-cell>
          <table:table-cell table:style-name="ce16" office:value-type="string">
            <text:p>:m 3-4*6 RES / 245 / 『相対性理論』　メラー　永田恒夫、伊藤大介、訳 / p.115</text:p>
          </table:table-cell>
          <table:table-cell table:style-name="ce8"/>
          <table:table-cell/>
          <table:table-cell table:style-name="ce25" table:formula="of:=IF([.E4]=&quot;&quot;;[.C4];CONCATENATE([.C4];&quot; / &quot;;[.E4]))" office:value-type="string" office:string-value=":m 3-4*6 RES / 245 / 『相対性理論』　メラー　永田恒夫、伊藤大介、訳 / p.115">
            <text:p>:m 3-4*6 RES / 245 / 『相対性理論』　メラー　永田恒夫、伊藤大介、訳 / p.115</text:p>
          </table:table-cell>
          <table:table-cell table:style-name="ce8"/>
          <table:table-cell table:style-name="ce21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7" office:value-type="string">
            <text:p>2019-01-31_15-14-31_000.jpg</text:p>
          </table:table-cell>
          <table:table-cell table:style-name="ce16" office:value-type="string">
            <text:p>:m 5-6*6 RES / 245 / 『相対性理論』　メラー　永田恒夫、伊藤大介、訳 / p.115</text:p>
          </table:table-cell>
          <table:table-cell table:style-name="ce8"/>
          <table:table-cell/>
          <table:table-cell table:style-name="ce25" table:formula="of:=IF([.E5]=&quot;&quot;;[.C5];CONCATENATE([.C5];&quot; / &quot;;[.E5]))" office:value-type="string" office:string-value=":m 5-6*6 RES / 245 / 『相対性理論』　メラー　永田恒夫、伊藤大介、訳 / p.115">
            <text:p>:m 5-6*6 RES / 245 / 『相対性理論』　メラー　永田恒夫、伊藤大介、訳 / p.115</text:p>
          </table:table-cell>
          <table:table-cell table:style-name="ce8"/>
          <table:table-cell table:style-name="ce21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7" office:value-type="string">
            <text:p>2019-01-31_17-48-28_000.jpg</text:p>
          </table:table-cell>
          <table:table-cell table:style-name="ce17" office:value-type="string">
            <text:p>:bookmemo / 読んだ本 / 『ワクチンは怖くない』 / 著者=岩田健太郎</text:p>
          </table:table-cell>
          <table:table-cell table:style-name="ce24"/>
          <table:table-cell/>
          <table:table-cell table:style-name="ce25" table:formula="of:=IF([.E6]=&quot;&quot;;[.C6];CONCATENATE([.C6];&quot; / &quot;;[.E6]))" office:value-type="string" office:string-value=":bookmemo / 読んだ本 / 『ワクチンは怖くない』 / 著者=岩田健太郎">
            <text:p>:bookmemo / 読んだ本 / 『ワクチンは怖くない』 / 著者=岩田健太郎</text:p>
          </table:table-cell>
          <table:table-cell table:style-name="ce8"/>
          <table:table-cell table:style-name="ce21"/>
        </table:table-row>
        <table:table-row table:style-name="ro7">
          <table:table-cell table:style-name="ce2" office:value-type="float" office:value="6">
            <text:p>6</text:p>
          </table:table-cell>
          <table:table-cell table:style-name="ce7" office:value-type="string">
            <text:p>2019-01-31_17-53-11_000.png</text:p>
          </table:table-cell>
          <table:table-cell table:style-name="ce16" office:value-type="string">
            <text:p>:m 読みたい本 / 『ガン細胞が消えた－免疫療法の最前線－』 / 著者=八木田旭邦</text:p>
          </table:table-cell>
          <table:table-cell table:style-name="ce8"/>
          <table:table-cell/>
          <table:table-cell table:style-name="ce25" table:formula="of:=IF([.E7]=&quot;&quot;;[.C7];CONCATENATE([.C7];&quot; / &quot;;[.E7]))" office:value-type="string" office:string-value=":m 読みたい本 / 『ガン細胞が消えた－免疫療法の最前線－』 / 著者=八木田旭邦">
            <text:p>:m 読みたい本 / 『ガン細胞が消えた－免疫療法の最前線－』 / 著者=八木田旭邦</text:p>
          </table:table-cell>
          <table:table-cell table:style-name="ce8"/>
          <table:table-cell table:style-name="ce21"/>
        </table:table-row>
        <table:table-row table:style-name="ro8">
          <table:table-cell table:style-name="ce2" office:value-type="float" office:value="7">
            <text:p>7</text:p>
          </table:table-cell>
          <table:table-cell table:style-name="ce7" office:value-type="string">
            <text:p>2019-01-31_18-53-11_000.jpg</text:p>
          </table:table-cell>
          <table:table-cell table:style-name="ce16" office:value-type="string">
            <text:p>:m music / log / kb / s.1:free,N,R=1 s.2:TR,trill,basic,RH,finger=3-4-5,pitch=4-5m-5,R=2 s.3:TR,trill,basic,R=3,LR-different-pattern s.4:free,jazz-like,hand-movement-wide~L,R=4 s.5:free,geometric,R=5,LR-different-pattern s.6:play,TR-115.A1-14</text:p>
          </table:table-cell>
          <table:table-cell table:style-name="ce8"/>
          <table:table-cell/>
          <table:table-cell table:style-name="ce25" table:formula="of:=IF([.E8]=&quot;&quot;;[.C8];CONCATENATE([.C8];&quot; / &quot;;[.E8]))" office:value-type="string" office:string-value=":m music / log / kb / s.1:free,N,R=1 s.2:TR,trill,basic,RH,finger=3-4-5,pitch=4-5m-5,R=2 s.3:TR,trill,basic,R=3,LR-different-pattern s.4:free,jazz-like,hand-movement-wide~L,R=4 s.5:free,geometric,R=5,LR-different-pattern s.6:play,TR-115.A1-14">
            <text:p>:m music / log / kb / s.1:free,N,R=1 s.2:TR,trill,basic,RH,finger=3-4-5,pitch=4-5m-5,R=2 s.3:TR,trill,basic,R=3,LR-different-pattern s.4:free,jazz-like,hand-movement-wide~L,R=4 s.5:free,geometric,R=5,LR-different-pattern s.6:play,TR-115.A1-14</text:p>
          </table:table-cell>
          <table:table-cell table:style-name="ce8"/>
          <table:table-cell table:style-name="ce2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office:value-type="string">
            <text:p>2019-01-31_20-03-09_000.jpg</text:p>
          </table:table-cell>
          <table:table-cell table:style-name="ce16" office:value-type="string">
            <text:p>:m 食べた物</text:p>
          </table:table-cell>
          <table:table-cell table:style-name="ce8"/>
          <table:table-cell/>
          <table:table-cell table:style-name="ce25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8"/>
          <table:table-cell table:style-name="ce2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office:value-type="string">
            <text:p>2019-01-31_23-44-52_000.jpg</text:p>
          </table:table-cell>
          <table:table-cell table:style-name="ce18" office:value-type="string">
            <text:p>:m 飲んだ量 アルコール / 焼酎</text:p>
          </table:table-cell>
          <table:table-cell table:style-name="ce8"/>
          <table:table-cell/>
          <table:table-cell table:style-name="ce25" table:formula="of:=IF([.E10]=&quot;&quot;;[.C10];CONCATENATE([.C10];&quot; / &quot;;[.E10]))" office:value-type="string" office:string-value=":m 飲んだ量 アルコール / 焼酎">
            <text:p>:m 飲んだ量 アルコール / 焼酎</text:p>
          </table:table-cell>
          <table:table-cell table:style-name="ce8"/>
          <table:table-cell table:style-name="ce21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7" office:value-type="string">
            <text:p>2019-02-01_01-12-29_000.jpg</text:p>
          </table:table-cell>
          <table:table-cell table:style-name="ce13"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table:style-name="ce25" table:formula="of:=IF([.E11]=&quot;&quot;;[.C11];CONCATENATE([.C11];&quot; / &quot;;[.E1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 office:value-type="string">
            <text:p>)</text:p>
          </table:table-cell>
          <table:table-cell table:style-name="ce21" office:value-type="string">
            <text:p>N-35-35-28.64 E-139-34-49.65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office:value-type="string">
            <text:p>2019-02-01_07-34-23_000.jpg</text:p>
          </table:table-cell>
          <table:table-cell table:style-name="ce13" office:value-type="string">
            <text:p>:m :PHOTO 起きた時刻 / 20190201</text:p>
          </table:table-cell>
          <table:table-cell table:style-name="ce8"/>
          <table:table-cell/>
          <table:table-cell table:style-name="ce25" table:formula="of:=IF([.E12]=&quot;&quot;;[.C12];CONCATENATE([.C12];&quot; / &quot;;[.E12]))" office:value-type="string" office:string-value=":m :PHOTO 起きた時刻 / 20190201">
            <text:p>:m :PHOTO 起きた時刻 / 20190201</text:p>
          </table:table-cell>
          <table:table-cell table:style-name="ce8"/>
          <table:table-cell table:style-name="ce21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7" office:value-type="string">
            <text:p>2019-02-01_07-49-00_000.jpg</text:p>
          </table:table-cell>
          <table:table-cell table:style-name="ce16" office:value-type="string">
            <text:p>:PHOTO 面白いもの / @自宅　台所の扉 / 記録用 / 光が差している　プリズム</text:p>
          </table:table-cell>
          <table:table-cell table:style-name="ce8"/>
          <table:table-cell/>
          <table:table-cell table:style-name="ce25" table:formula="of:=IF([.E13]=&quot;&quot;;[.C13];CONCATENATE([.C13];&quot; / &quot;;[.E13]))" office:value-type="string" office:string-value=":PHOTO 面白いもの / @自宅　台所の扉 / 記録用 / 光が差している　プリズム">
            <text:p>:PHOTO 面白いもの / @自宅　台所の扉 / 記録用 / 光が差している　プリズム</text:p>
          </table:table-cell>
          <table:table-cell table:style-name="ce8"/>
          <table:table-cell table:style-name="ce2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string">
            <text:p>2019-02-01_07-55-01_000.jpg</text:p>
          </table:table-cell>
          <table:table-cell table:style-name="ce13" office:value-type="string">
            <text:p>:m 見た夢 </text:p>
          </table:table-cell>
          <table:table-cell table:style-name="ce8"/>
          <table:table-cell/>
          <table:table-cell table:style-name="ce25" table:formula="of:=IF([.E14]=&quot;&quot;;[.C14];CONCATENATE([.C14];&quot; / &quot;;[.E14]))" office:value-type="string" office:string-value=":m 見た夢 ">
            <text:p>:m 見た夢 </text:p>
          </table:table-cell>
          <table:table-cell table:style-name="ce8"/>
          <table:table-cell table:style-name="ce21"/>
        </table:table-row>
        <table:table-row table:style-name="ro9">
          <table:table-cell table:style-name="ce2" office:value-type="float" office:value="14">
            <text:p>14</text:p>
          </table:table-cell>
          <table:table-cell table:style-name="ce7" office:value-type="string">
            <text:p>2019-02-01_07-55-14_000.jpg</text:p>
          </table:table-cell>
          <table:table-cell table:style-name="ce16" office:value-type="string">
            <text:p>:m :lets / action activity / やること / UFO物理学</text:p>
          </table:table-cell>
          <table:table-cell table:style-name="ce8"/>
          <table:table-cell/>
          <table:table-cell table:style-name="ce25" table:formula="of:=IF([.E15]=&quot;&quot;;[.C15];CONCATENATE([.C15];&quot; / &quot;;[.E15]))" office:value-type="string" office:string-value=":m :lets / action activity / やること / UFO物理学">
            <text:p>:m :lets / action activity / やること / UFO物理学</text:p>
          </table:table-cell>
          <table:table-cell table:style-name="ce8"/>
          <table:table-cell table:style-name="ce21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office:value-type="string">
            <text:p>2019-02-01_07-55-49_000.jpg</text:p>
          </table:table-cell>
          <table:table-cell table:style-name="ce16" office:value-type="string">
            <text:p>:diary / diary / 20190128 / (K*C*)</text:p>
          </table:table-cell>
          <table:table-cell table:style-name="ce8"/>
          <table:table-cell/>
          <table:table-cell table:style-name="ce25" table:formula="of:=IF([.E16]=&quot;&quot;;[.C16];CONCATENATE([.C16];&quot; / &quot;;[.E16]))" office:value-type="string" office:string-value=":diary / diary / 20190128 / (K*C*)">
            <text:p>:diary / diary / 20190128 / (K*C*)</text:p>
          </table:table-cell>
          <table:table-cell table:style-name="ce8"/>
          <table:table-cell table:style-name="ce21"/>
        </table:table-row>
        <table:table-row table:style-name="ro10">
          <table:table-cell table:style-name="ce2"/>
          <table:table-cell table:style-name="ce7"/>
          <table:table-cell table:style-name="ce13"/>
          <table:table-cell table:style-name="ce8"/>
          <table:table-cell/>
          <table:table-cell table:style-name="ce25" table:formula="of:=IF([.E17]=&quot;&quot;;[.C17];CONCATENATE([.C17];&quot; / &quot;;[.E17]))" office:value-type="float" office:value="0">
            <text:p>0</text:p>
          </table:table-cell>
          <table:table-cell table:style-name="ce8"/>
          <table:table-cell table:style-name="ce21"/>
        </table:table-row>
        <table:table-row table:style-name="ro11">
          <table:table-cell table:number-columns-repeated="2"/>
          <table:table-cell table:style-name="ce13"/>
          <table:table-cell table:style-name="ce8"/>
          <table:table-cell/>
          <table:table-cell table:style-name="ce25" table:formula="of:=IF([.E18]=&quot;&quot;;[.C18];CONCATENATE([.C18];&quot; / &quot;;[.E18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 table:style-name="ce13"/>
          <table:table-cell table:style-name="ce8"/>
          <table:table-cell/>
          <table:table-cell table:style-name="ce25" table:formula="of:=IF([.E19]=&quot;&quot;;[.C19];CONCATENATE([.C19];&quot; / &quot;;[.E19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20]=&quot;&quot;;[.C20];CONCATENATE([.C20];&quot; / &quot;;[.E20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21]=&quot;&quot;;[.C21];CONCATENATE([.C21];&quot; / &quot;;[.E21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22]=&quot;&quot;;[.C22];CONCATENATE([.C22];&quot; / &quot;;[.E22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23]=&quot;&quot;;[.C23];CONCATENATE([.C23];&quot; / &quot;;[.E23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24]=&quot;&quot;;[.C24];CONCATENATE([.C24];&quot; / &quot;;[.E24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25]=&quot;&quot;;[.C25];CONCATENATE([.C25];&quot; / &quot;;[.E25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26]=&quot;&quot;;[.C26];CONCATENATE([.C26];&quot; / &quot;;[.E26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27]=&quot;&quot;;[.C27];CONCATENATE([.C27];&quot; / &quot;;[.E27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28]=&quot;&quot;;[.C28];CONCATENATE([.C28];&quot; / &quot;;[.E28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29]=&quot;&quot;;[.C29];CONCATENATE([.C29];&quot; / &quot;;[.E29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30]=&quot;&quot;;[.C30];CONCATENATE([.C30];&quot; / &quot;;[.E30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31]=&quot;&quot;;[.C31];CONCATENATE([.C31];&quot; / &quot;;[.E31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32]=&quot;&quot;;[.C32];CONCATENATE([.C32];&quot; / &quot;;[.E32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33]=&quot;&quot;;[.C33];CONCATENATE([.C33];&quot; / &quot;;[.E33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34]=&quot;&quot;;[.C34];CONCATENATE([.C34];&quot; / &quot;;[.E34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35]=&quot;&quot;;[.C35];CONCATENATE([.C35];&quot; / &quot;;[.E35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36]=&quot;&quot;;[.C36];CONCATENATE([.C36];&quot; / &quot;;[.E36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37]=&quot;&quot;;[.C37];CONCATENATE([.C37];&quot; / &quot;;[.E37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38]=&quot;&quot;;[.C38];CONCATENATE([.C38];&quot; / &quot;;[.E38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39]=&quot;&quot;;[.C39];CONCATENATE([.C39];&quot; / &quot;;[.E39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40]=&quot;&quot;;[.C40];CONCATENATE([.C40];&quot; / &quot;;[.E40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41]=&quot;&quot;;[.C41];CONCATENATE([.C41];&quot; / &quot;;[.E41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42]=&quot;&quot;;[.C42];CONCATENATE([.C42];&quot; / &quot;;[.E42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43]=&quot;&quot;;[.C43];CONCATENATE([.C43];&quot; / &quot;;[.E43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44]=&quot;&quot;;[.C44];CONCATENATE([.C44];&quot; / &quot;;[.E44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45]=&quot;&quot;;[.C45];CONCATENATE([.C45];&quot; / &quot;;[.E45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46]=&quot;&quot;;[.C46];CONCATENATE([.C46];&quot; / &quot;;[.E46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47]=&quot;&quot;;[.C47];CONCATENATE([.C47];&quot; / &quot;;[.E47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48]=&quot;&quot;;[.C48];CONCATENATE([.C48];&quot; / &quot;;[.E48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49]=&quot;&quot;;[.C49];CONCATENATE([.C49];&quot; / &quot;;[.E49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50]=&quot;&quot;;[.C50];CONCATENATE([.C50];&quot; / &quot;;[.E50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51]=&quot;&quot;;[.C51];CONCATENATE([.C51];&quot; / &quot;;[.E51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52]=&quot;&quot;;[.C52];CONCATENATE([.C52];&quot; / &quot;;[.E52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53]=&quot;&quot;;[.C53];CONCATENATE([.C53];&quot; / &quot;;[.E53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54]=&quot;&quot;;[.C54];CONCATENATE([.C54];&quot; / &quot;;[.E54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55]=&quot;&quot;;[.C55];CONCATENATE([.C55];&quot; / &quot;;[.E55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56]=&quot;&quot;;[.C56];CONCATENATE([.C56];&quot; / &quot;;[.E56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57]=&quot;&quot;;[.C57];CONCATENATE([.C57];&quot; / &quot;;[.E57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58]=&quot;&quot;;[.C58];CONCATENATE([.C58];&quot; / &quot;;[.E58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59]=&quot;&quot;;[.C59];CONCATENATE([.C59];&quot; / &quot;;[.E59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60]=&quot;&quot;;[.C60];CONCATENATE([.C60];&quot; / &quot;;[.E60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61]=&quot;&quot;;[.C61];CONCATENATE([.C61];&quot; / &quot;;[.E61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62]=&quot;&quot;;[.C62];CONCATENATE([.C62];&quot; / &quot;;[.E62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63]=&quot;&quot;;[.C63];CONCATENATE([.C63];&quot; / &quot;;[.E63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64]=&quot;&quot;;[.C64];CONCATENATE([.C64];&quot; / &quot;;[.E64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65]=&quot;&quot;;[.C65];CONCATENATE([.C65];&quot; / &quot;;[.E65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 table:style-name="ce20"/>
          <table:table-cell table:style-name="ce8"/>
          <table:table-cell/>
          <table:table-cell table:style-name="ce25" table:formula="of:=IF([.E66]=&quot;&quot;;[.C66];CONCATENATE([.C66];&quot; / &quot;;[.E66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/>
          <table:table-cell table:style-name="ce8"/>
          <table:table-cell/>
          <table:table-cell table:style-name="ce25" table:formula="of:=IF([.E67]=&quot;&quot;;[.C67];CONCATENATE([.C67];&quot; / &quot;;[.E67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 table:style-name="ce21"/>
          <table:table-cell table:style-name="ce8"/>
          <table:table-cell/>
          <table:table-cell table:style-name="ce25" table:formula="of:=IF([.E68]=&quot;&quot;;[.C68];CONCATENATE([.C68];&quot; / &quot;;[.E68]))" office:value-type="float" office:value="0">
            <text:p>0</text:p>
          </table:table-cell>
          <table:table-cell table:style-name="ce21" table:number-columns-repeated="2"/>
        </table:table-row>
        <table:table-row table:style-name="ro11">
          <table:table-cell table:number-columns-repeated="2"/>
          <table:table-cell table:style-name="ce21"/>
          <table:table-cell table:style-name="ce8"/>
          <table:table-cell/>
          <table:table-cell table:style-name="ce25" table:formula="of:=IF([.E69]=&quot;&quot;;[.C69];CONCATENATE([.C69];&quot; / &quot;;[.E69]))" office:value-type="float" office:value="0">
            <text:p>0</text:p>
          </table:table-cell>
          <table:table-cell table:style-name="ce21" table:number-columns-repeated="2"/>
        </table:table-row>
        <table:table-row table:style-name="ro12">
          <table:table-cell table:style-name="Default" table:number-columns-repeated="2"/>
          <table:table-cell table:style-name="ce12"/>
          <table:table-cell/>
          <table:table-cell table:style-name="ce22"/>
          <table:table-cell table:style-name="ce26"/>
          <table:table-cell table:number-columns-repeated="2"/>
        </table:table-row>
        <table:table-row table:style-name="ro12" table:number-rows-repeated="3">
          <table:table-cell table:style-name="Default" table:number-columns-repeated="3"/>
          <table:table-cell/>
          <table:table-cell table:style-name="ce22"/>
          <table:table-cell table:style-name="ce26"/>
          <table:table-cell table:number-columns-repeated="2"/>
        </table:table-row>
        <table:table-row table:style-name="ro12" table:number-rows-repeated="2">
          <table:table-cell table:style-name="Default" table:number-columns-repeated="2"/>
          <table:table-cell table:style-name="ce12"/>
          <table:table-cell/>
          <table:table-cell table:style-name="ce22"/>
          <table:table-cell table:style-name="ce26"/>
          <table:table-cell table:number-columns-repeated="2"/>
        </table:table-row>
        <table:table-row table:style-name="ro12">
          <table:table-cell table:style-name="Default" table:number-columns-repeated="2"/>
          <table:table-cell table:style-name="ce22"/>
          <table:table-cell/>
          <table:table-cell table:style-name="ce22"/>
          <table:table-cell table:style-name="ce26"/>
          <table:table-cell table:number-columns-repeated="2"/>
        </table:table-row>
        <table:table-row table:style-name="ro12" table:number-rows-repeated="18">
          <table:table-cell table:style-name="Default" table:number-columns-repeated="2"/>
          <table:table-cell table:style-name="ce22"/>
          <table:table-cell/>
          <table:table-cell table:style-name="ce22"/>
          <table:table-cell table:number-columns-repeated="3"/>
        </table:table-row>
        <table:table-row table:style-name="ro12" table:number-rows-repeated="4">
          <table:table-cell table:style-name="Default" table:number-columns-repeated="2"/>
          <table:table-cell table:style-name="ce22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2"/>
          <table:table-cell table:style-name="ce12" office:value-type="string">
            <text:p>*</text:p>
          </table:table-cell>
          <table:table-cell/>
          <table:table-cell table:style-name="Default"/>
          <table:table-cell table:number-columns-repeated="3"/>
        </table:table-row>
        <table:table-row table:style-name="ro12" table:number-rows-repeated="2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 table:number-columns-repeated="2"/>
          <table:table-cell table:style-name="ce12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 table:number-columns-repeated="2"/>
          <table:table-cell table:style-name="Default" office:value-type="float" office:value="17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 table:number-columns-repeated="2"/>
          <table:table-cell table:style-name="ce21" office:value-type="float" office:value="16">
            <text:p>16</text:p>
          </table:table-cell>
          <table:table-cell/>
          <table:table-cell table:style-name="Default"/>
          <table:table-cell table:number-columns-repeated="3"/>
        </table:table-row>
        <table:table-row table:style-name="ro12" table:number-rows-repeated="7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3" table:formula="of:=COUNTBLANK([.$C$2:.C16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9" office:value-type="string">
            <text:p>-*</text:p>
          </table:table-cell>
          <table:table-cell table:style-name="ce23" table:formula="of:=COUNTIF([.$C$2:.$C16];&quot;-\*&quot;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10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9" office:value-type="string">
            <text:p>total</text:p>
          </table:table-cell>
          <table:table-cell table:style-name="ce23" table:formula="of:=COUNTA([.$B$2:.$B16])" office:value-type="float" office:value="15">
            <text:p>15</text:p>
          </table:table-cell>
          <table:table-cell/>
          <table:table-cell table:style-name="Default"/>
          <table:table-cell table:number-columns-repeated="3"/>
        </table:table-row>
        <table:table-row table:style-name="ro12">
          <table:table-cell table:style-name="ce4"/>
          <table:table-cell table:style-name="ce11"/>
          <table:table-cell table:style-name="ce4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10" office:value-type="string">
            <text:p>:m XXX</text:p>
          </table:table-cell>
          <table:table-cell table:style-name="ce23" table:formula="of:=COUNTIF([.$C$2:.$C16];XXX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9" office:value-type="string">
            <text:p>:m music / log / kb / </text:p>
          </table:table-cell>
          <table:table-cell table:style-name="ce23" table:formula="of:=COUNTIF([.$C$2:.$C16];XXX_music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9" office:value-type="string">
            <text:p>:m XXX</text:p>
          </table:table-cell>
          <table:table-cell table:style-name="ce23" table:formula="of:=COUNTIF([.$C$2:.$C16];[.B16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/>
          <table:table-cell table:style-name="ce9" office:value-type="string">
            <text:p>:m X-X</text:p>
          </table:table-cell>
          <table:table-cell table:style-name="ce23" table:formula="of:=COUNTIF([.$C$2:.$C16];[.B160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table-cell table:style-name="ce4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3" table:formula="of:=COUNTIF([.$C$2:.$C15];[.B16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3">
          <table:table-cell table:style-name="ce4"/>
          <table:table-cell table:style-name="ce9" office:value-type="string">
            <text:p>:bookmemo / 読んだ本 / 『』 / 著者=XXX</text:p>
          </table:table-cell>
          <table:table-cell table:style-name="ce23" table:formula="of:=COUNTIF([.$C$2:.$C16];[.B70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3">
          <table:table-cell table:style-name="ce4"/>
          <table:table-cell table:style-name="ce11" office:value-type="string">
            <text:p>=IF(E2="";C2;CONCATENATE(C2;" / ";E2))</text:p>
          </table:table-cell>
          <table:table-cell table:style-name="ce4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 table:style-name="ce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5">
          <table:table-cell table:style-name="ce5"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4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6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3">
          <table:table-cell table:style-name="ce5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/>
          <table:table-cell table:style-name="ce13" office:value-type="string">
            <text:p>:m :PHOTO 起きた時刻 / 20190120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 office:value-type="string">
            <text:p>*</text:p>
          </table:table-cell>
          <table:table-cell table:style-name="ce13" office:value-type="string">
            <text:p>:m :PHOTO 寝た時刻 / 20190102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2">
          <table:table-cell table:style-name="ce5"/>
          <table:table-cell table:style-name="ce14"/>
          <table:table-cell table:style-name="ce5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/>
          <table:table-cell table:style-name="ce13" office:value-type="string">
            <text:p>:diary / memo / 20181127 / やりたいこと / (K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/>
          <table:table-cell table:style-name="ce13" office:value-type="string">
            <text:p>:diary / notes / 20181130 / (K,C,R,P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/>
          <table:table-cell table:style-name="ce13" office:value-type="string">
            <text:p>:diary / diary / 20181206 / (K,C,P,R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 office:value-type="string">
            <text:p>*</text:p>
          </table:table-cell>
          <table:table-cell table:style-name="ce15"/>
          <table:table-cell table:style-name="ce5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/>
          <table:table-cell table:style-name="ce13" office:value-type="string">
            <text:p>:m art / dessin / D-17 8# / des.竹林、巻雲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/>
          <table:table-cell table:style-name="ce13" office:value-type="string">
            <text:p>:tome / 大変なのは、「自己不信」 / (J*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2" table:number-rows-repeated="4">
          <table:table-cell table:style-name="ce5" table:number-columns-repeated="3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DELETE FROM ifm11 WHERE _id &gt;= 34774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6" office:value-type="string">
            <text:p>*</text:p>
          </table:table-cell>
          <table:table-cell table:style-name="ce6" table:number-columns-repeated="2"/>
          <table:table-cell/>
          <table:table-cell table:style-name="Default"/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22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2019/02/01</text:date>, <text:time>08:32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2-01T08:32:34.31</dc:date>
    <dc:creator>iwabuchi ken</dc:creator>
    <meta:editing-duration>P6DT22H54M8S</meta:editing-duration>
    <meta:editing-cycles>2784</meta:editing-cycles>
    <meta:document-statistic meta:table-count="1" meta:cell-count="300" meta:object-count="0"/>
  </office:meta>
</office:document-meta>
</file>